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1007" officeooo:paragraph-rsid="00061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an Devlin</text:p>
      <text:p text:style-name="P1">WebD 236</text:p>
      <text:p text:style-name="P1">Prof Sharkey<text:line-break/>HW5</text:p>
      <text:p text:style-name="P1"/>
      <text:p text:style-name="P1">1. To prevent man-in-the-middle attacks</text:p>
      <text:p text:style-name="P1"/>
      <text:p text:style-name="P1">2. 5. PHP will assign the index as the next integer if none is giv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01:32:40.780274247</meta:creation-date>
    <dc:date>2017-02-11T01:34:10.365347079</dc:date>
    <meta:editing-duration>PT1M30S</meta:editing-duration>
    <meta:editing-cycles>1</meta:editing-cycles>
    <meta:document-statistic meta:table-count="0" meta:image-count="0" meta:object-count="0" meta:page-count="1" meta:paragraph-count="5" meta:word-count="27" meta:character-count="142" meta:non-whitespace-character-count="120"/>
    <meta:generator>LibreOffice/5.1.4.2$Linux_X86_64 LibreOffice_project/10m0$Build-2</meta:generator>
  </office:meta>
</office:document-meta>
</file>